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3.6228in"/>
    </style:style>
    <style:style style:name="co3" style:family="table-column">
      <style:table-column-properties fo:break-before="auto" style:column-width="1.5354in"/>
    </style:style>
    <style:style style:name="co4" style:family="table-column">
      <style:table-column-properties fo:break-before="auto" style:column-width="1.5811in"/>
    </style:style>
    <style:style style:name="co5" style:family="table-column">
      <style:table-column-properties fo:break-before="auto" style:column-width="1.1492in"/>
    </style:style>
    <style:style style:name="co6" style:family="table-column">
      <style:table-column-properties fo:break-before="auto" style:column-width="0.9354in"/>
    </style:style>
    <style:style style:name="co7" style:family="table-column">
      <style:table-column-properties fo:break-before="auto" style:column-width="0.9866in"/>
    </style:style>
    <style:style style:name="co8" style:family="table-column">
      <style:table-column-properties fo:break-before="auto" style:column-width="3.6602in"/>
    </style:style>
    <style:style style:name="co9" style:family="table-column">
      <style:table-column-properties fo:break-before="auto" style:column-width="3.1728in"/>
    </style:style>
    <style:style style:name="co10" style:family="table-column">
      <style:table-column-properties fo:break-before="auto" style:column-width="2.8634in"/>
    </style:style>
    <style:style style:name="co11" style:family="table-column">
      <style:table-column-properties fo:break-before="auto" style:column-width="2.0756in"/>
    </style:style>
    <style:style style:name="co12" style:family="table-column">
      <style:table-column-properties fo:break-before="auto" style:column-width="2.9283in"/>
    </style:style>
    <style:style style:name="co13" style:family="table-column">
      <style:table-column-properties fo:break-before="auto" style:column-width="3.6134in"/>
    </style:style>
    <style:style style:name="co14" style:family="table-column">
      <style:table-column-properties fo:break-before="auto" style:column-width="3.1256in"/>
    </style:style>
    <style:style style:name="co15" style:family="table-column">
      <style:table-column-properties fo:break-before="auto" style:column-width="2.8161in"/>
    </style:style>
    <style:style style:name="co16" style:family="table-column">
      <style:table-column-properties fo:break-before="auto" style:column-width="2.0283in"/>
    </style:style>
    <style:style style:name="co17" style:family="table-column">
      <style:table-column-properties fo:break-before="auto" style:column-width="2.8819in"/>
    </style:style>
    <style:style style:name="co18" style:family="table-column">
      <style:table-column-properties fo:break-before="auto" style:column-width="4.9165in"/>
    </style:style>
    <style:style style:name="co19" style:family="table-column">
      <style:table-column-properties fo:break-before="auto" style:column-width="1.6445in"/>
    </style:style>
    <style:style style:name="co20" style:family="table-column">
      <style:table-column-properties fo:break-before="auto" style:column-width="1.6634in"/>
    </style:style>
    <style:style style:name="co21" style:family="table-column">
      <style:table-column-properties fo:break-before="auto" style:column-width="1.6161in"/>
    </style:style>
    <style:style style:name="co22" style:family="table-column">
      <style:table-column-properties fo:break-before="auto" style:column-width="1.0811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7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Menlo-Regula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none" style:country-asian="none" style:font-style-asian="normal" style:font-weight-asian="normal" style:font-name-complex="Menlo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6214f" style:text-outline="false" style:text-line-through-style="none" style:text-line-through-type="none" style:font-name="Menlo-Regula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none" style:country-asian="none" style:font-style-asian="normal" style:font-weight-asian="normal" style:font-name-complex="Menlo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bd5" fo:border="0.06pt solid #000000"/>
      <style:text-properties style:text-outline="false" style:text-line-through-style="none" style:text-line-through-type="none" style:font-name="Menlo-Regula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none" style:country-asian="none" style:font-style-asian="normal" style:font-weight-asian="normal" style:font-name-complex="Menlo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0000"/>
      <style:text-properties fo:color="#c9211e"/>
    </style:style>
    <style:style style:name="ce26" style:family="table-cell" style:parent-style-name="Default">
      <style:table-cell-properties fo:background-color="#e8f2a1"/>
    </style:style>
    <style:style style:name="ce9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ec9ba4"/>
    </style:style>
    <style:style style:name="ce11" style:family="table-cell" style:parent-style-name="Default">
      <style:table-cell-properties fo:background-color="#d4ea6b"/>
    </style:style>
    <style:style style:name="ce12" style:family="table-cell" style:parent-style-name="Default" style:data-style-name="N129">
      <style:table-cell-properties fo:background-color="#d4ea6b"/>
    </style:style>
    <style:style style:name="ce13" style:family="table-cell" style:parent-style-name="Default" style:data-style-name="N129">
      <style:table-cell-properties fo:background-color="#dee6ef"/>
    </style:style>
    <style:style style:name="ce14" style:family="table-cell" style:parent-style-name="Default" style:data-style-name="N130">
      <style:table-cell-properties fo:background-color="#ec9ba4"/>
    </style:style>
    <style:style style:name="ce15" style:family="table-cell" style:parent-style-name="Default" style:data-style-name="N130">
      <style:table-cell-properties fo:background-color="#729fcf"/>
    </style:style>
    <style:style style:name="ce16" style:family="table-cell" style:parent-style-name="Default" style:data-style-name="N10">
      <style:table-cell-properties fo:background-color="#ffff00" style:text-align-source="fix" style:repeat-content="false"/>
      <style:paragraph-properties fo:text-align="end" fo:margin-left="0in"/>
    </style:style>
    <style:style style:name="ce17" style:family="table-cell" style:parent-style-name="Default" style:data-style-name="N129">
      <style:table-cell-properties fo:background-color="#ec9ba4"/>
    </style:style>
    <style:style style:name="T1" style:family="text">
      <style:text-properties fo:color="#1b1f22" style:font-name="Menlo-Regular" fo:font-size="12pt" style:text-outline="false" style:letter-kerning="false" fo:letter-spacing="normal" style:font-name-asian="Menlo-Regular" style:font-name-complex="Menlo-Regular" style:font-size-asian="12pt" style:font-size-complex="12pt"/>
    </style:style>
    <style:style style:name="T2" style:family="text">
      <style:text-properties style:font-name="Menlo-Regular" fo:font-size="12pt" style:text-outline="false" style:letter-kerning="false" fo:letter-spacing="normal" style:font-name-asian="Menlo-Regular" style:font-name-complex="Menlo-Regular" style:font-size-asian="12pt" style:font-size-complex="12pt" fo:color="#0744b8"/>
    </style:style>
    <style:style style:name="T3" style:family="text">
      <style:text-properties style:font-name="Menlo-Regular" fo:font-size="12pt" style:text-outline="false" style:letter-kerning="false" fo:letter-spacing="normal" style:font-name-asian="Menlo-Regular" style:font-name-complex="Menlo-Regular" style:font-size-asian="12pt" style:font-size-complex="12pt" fo:color="#1b1f22"/>
    </style:style>
  </office:automatic-styles>
  <office:body>
    <office:spreadsheet>
      <table:calculation-settings table:automatic-find-labels="false" table:use-regular-expressions="false" table:use-wildcards="true"/>
      <table:table table:name="x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7" table:default-cell-style-name="Default"/>
        <table:table-row table:style-name="ro1">
          <table:table-cell table:style-name="ce1"/>
          <table:table-cell table:style-name="ce1" office:value-type="string" calcext:value-type="string">
            <text:p>avg#papi.CPU_CLK_THREAD_UNHALTED:THREAD_P</text:p>
          </table:table-cell>
          <table:table-cell table:style-name="ce1" office:value-type="string" calcext:value-type="string">
            <text:p>avg#papi.IDQ_UOPS_NOT_DELIVERED:CORE</text:p>
          </table:table-cell>
          <table:table-cell table:style-name="ce1" office:value-type="string" calcext:value-type="string">
            <text:p>avg#papi.INT_MISC:RECOVERY_CYCLES</text:p>
          </table:table-cell>
          <table:table-cell table:style-name="ce1" office:value-type="string" calcext:value-type="string">
            <text:p>avg#papi.UOPS_ISSUED:ANY</text:p>
          </table:table-cell>
          <table:table-cell table:style-name="ce1" office:value-type="string" calcext:value-type="string">
            <text:p>avg#papi.UOPS_RETIRED:RETIRE_SLOTS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ax#papi.CPU_CLK_THREAD_UNHALTED:THREAD_P</text:p>
          </table:table-cell>
          <table:table-cell table:style-name="ce1" office:value-type="string" calcext:value-type="string">
            <text:p>max#papi.IDQ_UOPS_NOT_DELIVERED:CORE</text:p>
          </table:table-cell>
          <table:table-cell table:style-name="ce1" office:value-type="string" calcext:value-type="string">
            <text:p>max#papi.INT_MISC:RECOVERY_CYCLES</text:p>
          </table:table-cell>
          <table:table-cell table:style-name="ce1" office:value-type="string" calcext:value-type="string">
            <text:p>max#papi.UOPS_ISSUED:ANY</text:p>
          </table:table-cell>
          <table:table-cell table:style-name="ce1" office:value-type="string" calcext:value-type="string">
            <text:p>max#papi.UOPS_RETIRED:RETIRE_SLOTS</text:p>
          </table:table-cell>
          <table:table-cell table:style-name="ce1" office:value-type="string" calcext:value-type="string">
            <text:p>min#papi.CPU_CLK_THREAD_UNHALTED:THREAD_P</text:p>
          </table:table-cell>
          <table:table-cell table:style-name="ce1" office:value-type="string" calcext:value-type="string">
            <text:p>min#papi.IDQ_UOPS_NOT_DELIVERED:CORE</text:p>
          </table:table-cell>
          <table:table-cell table:style-name="ce1" office:value-type="string" calcext:value-type="string">
            <text:p>min#papi.INT_MISC:RECOVERY_CYCLES</text:p>
          </table:table-cell>
          <table:table-cell table:style-name="ce1" office:value-type="string" calcext:value-type="string">
            <text:p>min#papi.UOPS_ISSUED:ANY</text:p>
          </table:table-cell>
          <table:table-cell table:style-name="ce1" office:value-type="string" calcext:value-type="string">
            <text:p>min#papi.UOPS_RETIRED:RETIRE_SLOTS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sum#papi.CPU_CLK_THREAD_UNHALTED:THREAD_P</text:p>
          </table:table-cell>
          <table:table-cell table:style-name="ce1" office:value-type="string" calcext:value-type="string">
            <text:p>sum#papi.IDQ_UOPS_NOT_DELIVERED:CORE</text:p>
          </table:table-cell>
          <table:table-cell table:style-name="ce1" office:value-type="string" calcext:value-type="string">
            <text:p>sum#papi.INT_MISC:RECOVERY_CYCLES</text:p>
          </table:table-cell>
          <table:table-cell table:style-name="ce1" office:value-type="string" calcext:value-type="string">
            <text:p>sum#papi.UOPS_ISSUED:ANY</text:p>
          </table:table-cell>
          <table:table-cell table:style-name="ce1" office:value-type="string" calcext:value-type="string">
            <text:p>sum#papi.UOPS_RETIRED:RETIRE_SLOTS</text:p>
          </table:table-cell>
          <table:table-cell table:style-name="ce1" office:value-type="string" calcext:value-type="string">
            <text:p>topdown.backend_bound</text:p>
          </table:table-cell>
          <table:table-cell table:style-name="ce1" office:value-type="string" calcext:value-type="string">
            <text:p>topdown.bad_speculation</text:p>
          </table:table-cell>
          <table:table-cell table:style-name="ce1" office:value-type="string" calcext:value-type="string">
            <text:p>topdown.frontend_bound</text:p>
          </table:table-cell>
          <table:table-cell table:style-name="ce1" office:value-type="string" calcext:value-type="string">
            <text:p>topdown.retiring</text:p>
          </table:table-cell>
          <table:table-cell table:style-name="ce1" table:number-columns-repeated="3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409.2" calcext:value-type="float">
            <text:p>56409.2</text:p>
          </table:table-cell>
          <table:table-cell office:value-type="float" office:value="7402.6" calcext:value-type="float">
            <text:p>7402.6</text:p>
          </table:table-cell>
          <table:table-cell office:value-type="float" office:value="295" calcext:value-type="float">
            <text:p>295</text:p>
          </table:table-cell>
          <table:table-cell office:value-type="float" office:value="25761.6" calcext:value-type="float">
            <text:p>25761.6</text:p>
          </table:table-cell>
          <table:table-cell office:value-type="float" office:value="23110.2" calcext:value-type="float">
            <text:p>23110.2</text:p>
          </table:table-cell>
          <table:table-cell office:value-type="float" office:value="5" calcext:value-type="float">
            <text:p>5</text:p>
          </table:table-cell>
          <table:table-cell office:value-type="float" office:value="66708" calcext:value-type="float">
            <text:p>66708</text:p>
          </table:table-cell>
          <table:table-cell office:value-type="float" office:value="8886" calcext:value-type="float">
            <text:p>8886</text:p>
          </table:table-cell>
          <table:table-cell office:value-type="float" office:value="416" calcext:value-type="float">
            <text:p>416</text:p>
          </table:table-cell>
          <table:table-cell office:value-type="float" office:value="30393" calcext:value-type="float">
            <text:p>30393</text:p>
          </table:table-cell>
          <table:table-cell office:value-type="float" office:value="26998" calcext:value-type="float">
            <text:p>26998</text:p>
          </table:table-cell>
          <table:table-cell office:value-type="float" office:value="50866" calcext:value-type="float">
            <text:p>50866</text:p>
          </table:table-cell>
          <table:table-cell office:value-type="float" office:value="6959" calcext:value-type="float">
            <text:p>6959</text:p>
          </table:table-cell>
          <table:table-cell office:value-type="float" office:value="259" calcext:value-type="float">
            <text:p>259</text:p>
          </table:table-cell>
          <table:table-cell office:value-type="float" office:value="24396" calcext:value-type="float">
            <text:p>24396</text:p>
          </table:table-cell>
          <table:table-cell office:value-type="float" office:value="22130" calcext:value-type="float">
            <text:p>22130</text:p>
          </table:table-cell>
          <table:table-cell office:value-type="string" calcext:value-type="string">
            <text:p>main/cycleFinalize/CycleFinalize/PrintSummary/ScalarFluxSum/MPI_Allreduce</text:p>
          </table:table-cell>
          <table:table-cell office:value-type="float" office:value="282046" calcext:value-type="float">
            <text:p>282046</text:p>
          </table:table-cell>
          <table:table-cell office:value-type="float" office:value="37013" calcext:value-type="float">
            <text:p>37013</text:p>
          </table:table-cell>
          <table:table-cell office:value-type="float" office:value="1475" calcext:value-type="float">
            <text:p>1475</text:p>
          </table:table-cell>
          <table:table-cell office:value-type="float" office:value="128808" calcext:value-type="float">
            <text:p>128808</text:p>
          </table:table-cell>
          <table:table-cell office:value-type="float" office:value="115551" calcext:value-type="float">
            <text:p>115551</text:p>
          </table:table-cell>
          <table:table-cell office:value-type="float" office:value="0.84779" calcext:value-type="float">
            <text:p>0.84779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032808" calcext:value-type="float">
            <text:p>0.032808</text:p>
          </table:table-cell>
          <table:table-cell office:value-type="float" office:value="0.102422" calcext:value-type="float">
            <text:p>0.102422</text:p>
          </table:table-cell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74705.083333" calcext:value-type="float">
            <text:p>2174705.083333</text:p>
          </table:table-cell>
          <table:table-cell office:value-type="float" office:value="95272.416667" calcext:value-type="float">
            <text:p>95272.416667</text:p>
          </table:table-cell>
          <table:table-cell office:value-type="float" office:value="6522.5" calcext:value-type="float">
            <text:p>6522.5</text:p>
          </table:table-cell>
          <table:table-cell office:value-type="float" office:value="1449688.833333" calcext:value-type="float">
            <text:p>1449688.833333</text:p>
          </table:table-cell>
          <table:table-cell office:value-type="float" office:value="1311392.75" calcext:value-type="float">
            <text:p>1311392.75</text:p>
          </table:table-cell>
          <table:table-cell office:value-type="float" office:value="12" calcext:value-type="float">
            <text:p>12</text:p>
          </table:table-cell>
          <table:table-cell office:value-type="float" office:value="16876093" calcext:value-type="float">
            <text:p>16876093</text:p>
          </table:table-cell>
          <table:table-cell office:value-type="float" office:value="610696" calcext:value-type="float">
            <text:p>610696</text:p>
          </table:table-cell>
          <table:table-cell office:value-type="float" office:value="70830" calcext:value-type="float">
            <text:p>70830</text:p>
          </table:table-cell>
          <table:table-cell office:value-type="float" office:value="10724261" calcext:value-type="float">
            <text:p>10724261</text:p>
          </table:table-cell>
          <table:table-cell office:value-type="float" office:value="9113961" calcext:value-type="float">
            <text:p>9113961</text:p>
          </table:table-cell>
          <table:table-cell office:value-type="float" office:value="16722" calcext:value-type="float">
            <text:p>16722</text:p>
          </table:table-cell>
          <table:table-cell office:value-type="float" office:value="5878" calcext:value-type="float">
            <text:p>5878</text:p>
          </table:table-cell>
          <table:table-cell office:value-type="float" office:value="299" calcext:value-type="float">
            <text:p>299</text:p>
          </table:table-cell>
          <table:table-cell office:value-type="float" office:value="24403" calcext:value-type="float">
            <text:p>24403</text:p>
          </table:table-cell>
          <table:table-cell office:value-type="float" office:value="21371" calcext:value-type="float">
            <text:p>21371</text:p>
          </table:table-cell>
          <table:table-cell office:value-type="string" calcext:value-type="string">
            <text:p>main/initMC/initMesh</text:p>
          </table:table-cell>
          <table:table-cell office:value-type="float" office:value="26096461" calcext:value-type="float">
            <text:p>26096461</text:p>
          </table:table-cell>
          <table:table-cell office:value-type="float" office:value="1143269" calcext:value-type="float">
            <text:p>1143269</text:p>
          </table:table-cell>
          <table:table-cell office:value-type="float" office:value="78270" calcext:value-type="float">
            <text:p>78270</text:p>
          </table:table-cell>
          <table:table-cell office:value-type="float" office:value="17396266" calcext:value-type="float">
            <text:p>17396266</text:p>
          </table:table-cell>
          <table:table-cell office:value-type="float" office:value="15736713" calcext:value-type="float">
            <text:p>15736713</text:p>
          </table:table-cell>
          <table:table-cell office:value-type="float" office:value="0.819395" calcext:value-type="float">
            <text:p>0.819395</text:p>
          </table:table-cell>
          <table:table-cell office:value-type="float" office:value="0.018898" calcext:value-type="float">
            <text:p>0.018898</text:p>
          </table:table-cell>
          <table:table-cell office:value-type="float" office:value="0.010952" calcext:value-type="float">
            <text:p>0.010952</text:p>
          </table:table-cell>
          <table:table-cell office:value-type="float" office:value="0.150755" calcext:value-type="float">
            <text:p>0.150755</text:p>
          </table:table-cell>
          <table:table-cell table:number-columns-repeated="3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139.5" calcext:value-type="float">
            <text:p>51139.5</text:p>
          </table:table-cell>
          <table:table-cell office:value-type="float" office:value="8304.5" calcext:value-type="float">
            <text:p>8304.5</text:p>
          </table:table-cell>
          <table:table-cell office:value-type="float" office:value="510.5" calcext:value-type="float">
            <text:p>510.5</text:p>
          </table:table-cell>
          <table:table-cell office:value-type="float" office:value="28628" calcext:value-type="float">
            <text:p>28628</text:p>
          </table:table-cell>
          <table:table-cell office:value-type="float" office:value="23582" calcext:value-type="float">
            <text:p>23582</text:p>
          </table:table-cell>
          <table:table-cell office:value-type="float" office:value="2" calcext:value-type="float">
            <text:p>2</text:p>
          </table:table-cell>
          <table:table-cell office:value-type="float" office:value="63591" calcext:value-type="float">
            <text:p>63591</text:p>
          </table:table-cell>
          <table:table-cell office:value-type="float" office:value="8933" calcext:value-type="float">
            <text:p>8933</text:p>
          </table:table-cell>
          <table:table-cell office:value-type="float" office:value="637" calcext:value-type="float">
            <text:p>637</text:p>
          </table:table-cell>
          <table:table-cell office:value-type="float" office:value="29645" calcext:value-type="float">
            <text:p>29645</text:p>
          </table:table-cell>
          <table:table-cell office:value-type="float" office:value="24044" calcext:value-type="float">
            <text:p>24044</text:p>
          </table:table-cell>
          <table:table-cell office:value-type="float" office:value="38688" calcext:value-type="float">
            <text:p>38688</text:p>
          </table:table-cell>
          <table:table-cell office:value-type="float" office:value="7676" calcext:value-type="float">
            <text:p>7676</text:p>
          </table:table-cell>
          <table:table-cell office:value-type="float" office:value="384" calcext:value-type="float">
            <text:p>384</text:p>
          </table:table-cell>
          <table:table-cell office:value-type="float" office:value="27611" calcext:value-type="float">
            <text:p>27611</text:p>
          </table:table-cell>
          <table:table-cell office:value-type="float" office:value="23120" calcext:value-type="float">
            <text:p>23120</text:p>
          </table:table-cell>
          <table:table-cell office:value-type="string" calcext:value-type="string">
            <text:p>main/initMC/initTallies</text:p>
          </table:table-cell>
          <table:table-cell office:value-type="float" office:value="102279" calcext:value-type="float">
            <text:p>102279</text:p>
          </table:table-cell>
          <table:table-cell office:value-type="float" office:value="16609" calcext:value-type="float">
            <text:p>16609</text:p>
          </table:table-cell>
          <table:table-cell office:value-type="float" office:value="1021" calcext:value-type="float">
            <text:p>1021</text:p>
          </table:table-cell>
          <table:table-cell office:value-type="float" office:value="57256" calcext:value-type="float">
            <text:p>57256</text:p>
          </table:table-cell>
          <table:table-cell office:value-type="float" office:value="47164" calcext:value-type="float">
            <text:p>47164</text:p>
          </table:table-cell>
          <table:table-cell office:value-type="float" office:value="0.80947" calcext:value-type="float">
            <text:p>0.80947</text:p>
          </table:table-cell>
          <table:table-cell office:value-type="float" office:value="0.03465" calcext:value-type="float">
            <text:p>0.03465</text:p>
          </table:table-cell>
          <table:table-cell office:value-type="float" office:value="0.040597" calcext:value-type="float">
            <text:p>0.040597</text:p>
          </table:table-cell>
          <table:table-cell office:value-type="float" office:value="0.115283" calcext:value-type="float">
            <text:p>0.115283</text:p>
          </table:table-cell>
          <table:table-cell table:number-columns-repeated="3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34279" calcext:value-type="float">
            <text:p>2034279</text:p>
          </table:table-cell>
          <table:table-cell office:value-type="float" office:value="259631.5" calcext:value-type="float">
            <text:p>259631.5</text:p>
          </table:table-cell>
          <table:table-cell office:value-type="float" office:value="28717" calcext:value-type="float">
            <text:p>28717</text:p>
          </table:table-cell>
          <table:table-cell office:value-type="float" office:value="1250039" calcext:value-type="float">
            <text:p>1250039</text:p>
          </table:table-cell>
          <table:table-cell office:value-type="float" office:value="808474" calcext:value-type="float">
            <text:p>808474</text:p>
          </table:table-cell>
          <table:table-cell office:value-type="float" office:value="2" calcext:value-type="float">
            <text:p>2</text:p>
          </table:table-cell>
          <table:table-cell office:value-type="float" office:value="4051599" calcext:value-type="float">
            <text:p>4051599</text:p>
          </table:table-cell>
          <table:table-cell office:value-type="float" office:value="512778" calcext:value-type="float">
            <text:p>512778</text:p>
          </table:table-cell>
          <table:table-cell office:value-type="float" office:value="57089" calcext:value-type="float">
            <text:p>57089</text:p>
          </table:table-cell>
          <table:table-cell office:value-type="float" office:value="2474171" calcext:value-type="float">
            <text:p>2474171</text:p>
          </table:table-cell>
          <table:table-cell office:value-type="float" office:value="1593847" calcext:value-type="float">
            <text:p>1593847</text:p>
          </table:table-cell>
          <table:table-cell office:value-type="float" office:value="16959" calcext:value-type="float">
            <text:p>16959</text:p>
          </table:table-cell>
          <table:table-cell office:value-type="float" office:value="6485" calcext:value-type="float">
            <text:p>6485</text:p>
          </table:table-cell>
          <table:table-cell office:value-type="float" office:value="345" calcext:value-type="float">
            <text:p>345</text:p>
          </table:table-cell>
          <table:table-cell office:value-type="float" office:value="25907" calcext:value-type="float">
            <text:p>25907</text:p>
          </table:table-cell>
          <table:table-cell office:value-type="float" office:value="23101" calcext:value-type="float">
            <text:p>23101</text:p>
          </table:table-cell>
          <table:table-cell office:value-type="string" calcext:value-type="string">
            <text:p>main/initMC/initMesh/buildMeshPartition/buildCellIndexMap</text:p>
          </table:table-cell>
          <table:table-cell office:value-type="float" office:value="4068558" calcext:value-type="float">
            <text:p>4068558</text:p>
          </table:table-cell>
          <table:table-cell office:value-type="float" office:value="519263" calcext:value-type="float">
            <text:p>519263</text:p>
          </table:table-cell>
          <table:table-cell office:value-type="float" office:value="57434" calcext:value-type="float">
            <text:p>57434</text:p>
          </table:table-cell>
          <table:table-cell office:value-type="float" office:value="2500078" calcext:value-type="float">
            <text:p>2500078</text:p>
          </table:table-cell>
          <table:table-cell office:value-type="float" office:value="1616948" calcext:value-type="float">
            <text:p>1616948</text:p>
          </table:table-cell>
          <table:table-cell office:value-type="float" office:value="0.800355" calcext:value-type="float">
            <text:p>0.800355</text:p>
          </table:table-cell>
          <table:table-cell office:value-type="float" office:value="0.068382" calcext:value-type="float">
            <text:p>0.068382</text:p>
          </table:table-cell>
          <table:table-cell office:value-type="float" office:value="0.031907" calcext:value-type="float">
            <text:p>0.031907</text:p>
          </table:table-cell>
          <table:table-cell office:value-type="float" office:value="0.099356" calcext:value-type="float">
            <text:p>0.099356</text:p>
          </table:table-cell>
          <table:table-cell table:number-columns-repeated="3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264902" calcext:value-type="float">
            <text:p>85264902</text:p>
          </table:table-cell>
          <table:table-cell office:value-type="float" office:value="7369792" calcext:value-type="float">
            <text:p>7369792</text:p>
          </table:table-cell>
          <table:table-cell office:value-type="float" office:value="329345" calcext:value-type="float">
            <text:p>329345</text:p>
          </table:table-cell>
          <table:table-cell office:value-type="float" office:value="63839133" calcext:value-type="float">
            <text:p>63839133</text:p>
          </table:table-cell>
          <table:table-cell office:value-type="float" office:value="61937392" calcext:value-type="float">
            <text:p>61937392</text:p>
          </table:table-cell>
          <table:table-cell office:value-type="float" office:value="1" calcext:value-type="float">
            <text:p>1</text:p>
          </table:table-cell>
          <table:table-cell office:value-type="float" office:value="85264902" calcext:value-type="float">
            <text:p>85264902</text:p>
          </table:table-cell>
          <table:table-cell office:value-type="float" office:value="7369792" calcext:value-type="float">
            <text:p>7369792</text:p>
          </table:table-cell>
          <table:table-cell office:value-type="float" office:value="329345" calcext:value-type="float">
            <text:p>329345</text:p>
          </table:table-cell>
          <table:table-cell office:value-type="float" office:value="63839133" calcext:value-type="float">
            <text:p>63839133</text:p>
          </table:table-cell>
          <table:table-cell office:value-type="float" office:value="61937392" calcext:value-type="float">
            <text:p>61937392</text:p>
          </table:table-cell>
          <table:table-cell office:value-type="float" office:value="85264902" calcext:value-type="float">
            <text:p>85264902</text:p>
          </table:table-cell>
          <table:table-cell office:value-type="float" office:value="7369792" calcext:value-type="float">
            <text:p>7369792</text:p>
          </table:table-cell>
          <table:table-cell office:value-type="float" office:value="329345" calcext:value-type="float">
            <text:p>329345</text:p>
          </table:table-cell>
          <table:table-cell office:value-type="float" office:value="63839133" calcext:value-type="float">
            <text:p>63839133</text:p>
          </table:table-cell>
          <table:table-cell office:value-type="float" office:value="61937392" calcext:value-type="float">
            <text:p>61937392</text:p>
          </table:table-cell>
          <table:table-cell office:value-type="string" calcext:value-type="string">
            <text:p>main/initMC/initMesh/consistencyCheck</text:p>
          </table:table-cell>
          <table:table-cell office:value-type="float" office:value="85264902" calcext:value-type="float">
            <text:p>85264902</text:p>
          </table:table-cell>
          <table:table-cell office:value-type="float" office:value="7369792" calcext:value-type="float">
            <text:p>7369792</text:p>
          </table:table-cell>
          <table:table-cell office:value-type="float" office:value="329345" calcext:value-type="float">
            <text:p>329345</text:p>
          </table:table-cell>
          <table:table-cell office:value-type="float" office:value="63839133" calcext:value-type="float">
            <text:p>63839133</text:p>
          </table:table-cell>
          <table:table-cell office:value-type="float" office:value="61937392" calcext:value-type="float">
            <text:p>61937392</text:p>
          </table:table-cell>
          <table:table-cell office:value-type="float" office:value="0.78735" calcext:value-type="float">
            <text:p>0.78735</text:p>
          </table:table-cell>
          <table:table-cell office:value-type="float" office:value="0.009439" calcext:value-type="float">
            <text:p>0.009439</text:p>
          </table:table-cell>
          <table:table-cell office:value-type="float" office:value="0.021609" calcext:value-type="float">
            <text:p>0.021609</text:p>
          </table:table-cell>
          <table:table-cell office:value-type="float" office:value="0.181603" calcext:value-type="float">
            <text:p>0.181603</text:p>
          </table:table-cell>
          <table:table-cell table:number-columns-repeated="3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avg#papi.CPU_CLK_THREAD_UNHALTED:THREAD_P</text:p>
          </table:table-cell>
          <table:table-cell office:value-type="float" office:value="56409.2" calcext:value-type="float">
            <text:p>56409.2</text:p>
          </table:table-cell>
          <table:table-cell office:value-type="float" office:value="2174705.083333" calcext:value-type="float">
            <text:p>2174705.083333</text:p>
          </table:table-cell>
          <table:table-cell office:value-type="float" office:value="51139.5" calcext:value-type="float">
            <text:p>51139.5</text:p>
          </table:table-cell>
          <table:table-cell office:value-type="float" office:value="2034279" calcext:value-type="float">
            <text:p>2034279</text:p>
          </table:table-cell>
          <table:table-cell office:value-type="float" office:value="85264902" calcext:value-type="float">
            <text:p>85264902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avg#papi.IDQ_UOPS_NOT_DELIVERED:CORE</text:p>
          </table:table-cell>
          <table:table-cell office:value-type="float" office:value="7402.6" calcext:value-type="float">
            <text:p>7402.6</text:p>
          </table:table-cell>
          <table:table-cell office:value-type="float" office:value="95272.416667" calcext:value-type="float">
            <text:p>95272.416667</text:p>
          </table:table-cell>
          <table:table-cell office:value-type="float" office:value="8304.5" calcext:value-type="float">
            <text:p>8304.5</text:p>
          </table:table-cell>
          <table:table-cell office:value-type="float" office:value="259631.5" calcext:value-type="float">
            <text:p>259631.5</text:p>
          </table:table-cell>
          <table:table-cell office:value-type="float" office:value="7369792" calcext:value-type="float">
            <text:p>7369792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avg#papi.INT_MISC:RECOVERY_CYCLES</text:p>
          </table:table-cell>
          <table:table-cell office:value-type="float" office:value="295" calcext:value-type="float">
            <text:p>295</text:p>
          </table:table-cell>
          <table:table-cell office:value-type="float" office:value="6522.5" calcext:value-type="float">
            <text:p>6522.5</text:p>
          </table:table-cell>
          <table:table-cell office:value-type="float" office:value="510.5" calcext:value-type="float">
            <text:p>510.5</text:p>
          </table:table-cell>
          <table:table-cell office:value-type="float" office:value="28717" calcext:value-type="float">
            <text:p>28717</text:p>
          </table:table-cell>
          <table:table-cell office:value-type="float" office:value="329345" calcext:value-type="float">
            <text:p>329345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avg#papi.UOPS_ISSUED:ANY</text:p>
          </table:table-cell>
          <table:table-cell office:value-type="float" office:value="25761.6" calcext:value-type="float">
            <text:p>25761.6</text:p>
          </table:table-cell>
          <table:table-cell office:value-type="float" office:value="1449688.833333" calcext:value-type="float">
            <text:p>1449688.833333</text:p>
          </table:table-cell>
          <table:table-cell office:value-type="float" office:value="28628" calcext:value-type="float">
            <text:p>28628</text:p>
          </table:table-cell>
          <table:table-cell office:value-type="float" office:value="1250039" calcext:value-type="float">
            <text:p>1250039</text:p>
          </table:table-cell>
          <table:table-cell office:value-type="float" office:value="63839133" calcext:value-type="float">
            <text:p>63839133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avg#papi.UOPS_RETIRED:RETIRE_SLOTS</text:p>
          </table:table-cell>
          <table:table-cell office:value-type="float" office:value="23110.2" calcext:value-type="float">
            <text:p>23110.2</text:p>
          </table:table-cell>
          <table:table-cell office:value-type="float" office:value="1311392.75" calcext:value-type="float">
            <text:p>1311392.75</text:p>
          </table:table-cell>
          <table:table-cell office:value-type="float" office:value="23582" calcext:value-type="float">
            <text:p>23582</text:p>
          </table:table-cell>
          <table:table-cell office:value-type="float" office:value="808474" calcext:value-type="float">
            <text:p>808474</text:p>
          </table:table-cell>
          <table:table-cell office:value-type="float" office:value="61937392" calcext:value-type="float">
            <text:p>6193739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ax#papi.CPU_CLK_THREAD_UNHALTED:THREAD_P</text:p>
          </table:table-cell>
          <table:table-cell office:value-type="float" office:value="66708" calcext:value-type="float">
            <text:p>66708</text:p>
          </table:table-cell>
          <table:table-cell office:value-type="float" office:value="16876093" calcext:value-type="float">
            <text:p>16876093</text:p>
          </table:table-cell>
          <table:table-cell office:value-type="float" office:value="63591" calcext:value-type="float">
            <text:p>63591</text:p>
          </table:table-cell>
          <table:table-cell office:value-type="float" office:value="4051599" calcext:value-type="float">
            <text:p>4051599</text:p>
          </table:table-cell>
          <table:table-cell office:value-type="float" office:value="85264902" calcext:value-type="float">
            <text:p>8526490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ax#papi.IDQ_UOPS_NOT_DELIVERED:CORE</text:p>
          </table:table-cell>
          <table:table-cell office:value-type="float" office:value="8886" calcext:value-type="float">
            <text:p>8886</text:p>
          </table:table-cell>
          <table:table-cell office:value-type="float" office:value="610696" calcext:value-type="float">
            <text:p>610696</text:p>
          </table:table-cell>
          <table:table-cell office:value-type="float" office:value="8933" calcext:value-type="float">
            <text:p>8933</text:p>
          </table:table-cell>
          <table:table-cell office:value-type="float" office:value="512778" calcext:value-type="float">
            <text:p>512778</text:p>
          </table:table-cell>
          <table:table-cell office:value-type="float" office:value="7369792" calcext:value-type="float">
            <text:p>736979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ax#papi.INT_MISC:RECOVERY_CYCLES</text:p>
          </table:table-cell>
          <table:table-cell office:value-type="float" office:value="416" calcext:value-type="float">
            <text:p>416</text:p>
          </table:table-cell>
          <table:table-cell office:value-type="float" office:value="70830" calcext:value-type="float">
            <text:p>70830</text:p>
          </table:table-cell>
          <table:table-cell office:value-type="float" office:value="637" calcext:value-type="float">
            <text:p>637</text:p>
          </table:table-cell>
          <table:table-cell office:value-type="float" office:value="57089" calcext:value-type="float">
            <text:p>57089</text:p>
          </table:table-cell>
          <table:table-cell office:value-type="float" office:value="329345" calcext:value-type="float">
            <text:p>329345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ax#papi.UOPS_ISSUED:ANY</text:p>
          </table:table-cell>
          <table:table-cell office:value-type="float" office:value="30393" calcext:value-type="float">
            <text:p>30393</text:p>
          </table:table-cell>
          <table:table-cell office:value-type="float" office:value="10724261" calcext:value-type="float">
            <text:p>10724261</text:p>
          </table:table-cell>
          <table:table-cell office:value-type="float" office:value="29645" calcext:value-type="float">
            <text:p>29645</text:p>
          </table:table-cell>
          <table:table-cell office:value-type="float" office:value="2474171" calcext:value-type="float">
            <text:p>2474171</text:p>
          </table:table-cell>
          <table:table-cell office:value-type="float" office:value="63839133" calcext:value-type="float">
            <text:p>6383913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ax#papi.UOPS_RETIRED:RETIRE_SLOTS</text:p>
          </table:table-cell>
          <table:table-cell office:value-type="float" office:value="26998" calcext:value-type="float">
            <text:p>26998</text:p>
          </table:table-cell>
          <table:table-cell office:value-type="float" office:value="9113961" calcext:value-type="float">
            <text:p>9113961</text:p>
          </table:table-cell>
          <table:table-cell office:value-type="float" office:value="24044" calcext:value-type="float">
            <text:p>24044</text:p>
          </table:table-cell>
          <table:table-cell office:value-type="float" office:value="1593847" calcext:value-type="float">
            <text:p>1593847</text:p>
          </table:table-cell>
          <table:table-cell office:value-type="float" office:value="61937392" calcext:value-type="float">
            <text:p>61937392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min#papi.CPU_CLK_THREAD_UNHALTED:THREAD_P</text:p>
          </table:table-cell>
          <table:table-cell office:value-type="float" office:value="50866" calcext:value-type="float">
            <text:p>50866</text:p>
          </table:table-cell>
          <table:table-cell office:value-type="float" office:value="16722" calcext:value-type="float">
            <text:p>16722</text:p>
          </table:table-cell>
          <table:table-cell office:value-type="float" office:value="38688" calcext:value-type="float">
            <text:p>38688</text:p>
          </table:table-cell>
          <table:table-cell office:value-type="float" office:value="16959" calcext:value-type="float">
            <text:p>16959</text:p>
          </table:table-cell>
          <table:table-cell office:value-type="float" office:value="85264902" calcext:value-type="float">
            <text:p>85264902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min#papi.IDQ_UOPS_NOT_DELIVERED:CORE</text:p>
          </table:table-cell>
          <table:table-cell office:value-type="float" office:value="6959" calcext:value-type="float">
            <text:p>6959</text:p>
          </table:table-cell>
          <table:table-cell office:value-type="float" office:value="5878" calcext:value-type="float">
            <text:p>5878</text:p>
          </table:table-cell>
          <table:table-cell office:value-type="float" office:value="7676" calcext:value-type="float">
            <text:p>7676</text:p>
          </table:table-cell>
          <table:table-cell office:value-type="float" office:value="6485" calcext:value-type="float">
            <text:p>6485</text:p>
          </table:table-cell>
          <table:table-cell office:value-type="float" office:value="7369792" calcext:value-type="float">
            <text:p>7369792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min#papi.INT_MISC:RECOVERY_CYCLES</text:p>
          </table:table-cell>
          <table:table-cell office:value-type="float" office:value="259" calcext:value-type="float">
            <text:p>259</text:p>
          </table:table-cell>
          <table:table-cell office:value-type="float" office:value="299" calcext:value-type="float">
            <text:p>299</text:p>
          </table:table-cell>
          <table:table-cell office:value-type="float" office:value="384" calcext:value-type="float">
            <text:p>384</text:p>
          </table:table-cell>
          <table:table-cell office:value-type="float" office:value="345" calcext:value-type="float">
            <text:p>345</text:p>
          </table:table-cell>
          <table:table-cell office:value-type="float" office:value="329345" calcext:value-type="float">
            <text:p>329345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min#papi.UOPS_ISSUED:ANY</text:p>
          </table:table-cell>
          <table:table-cell office:value-type="float" office:value="24396" calcext:value-type="float">
            <text:p>24396</text:p>
          </table:table-cell>
          <table:table-cell office:value-type="float" office:value="24403" calcext:value-type="float">
            <text:p>24403</text:p>
          </table:table-cell>
          <table:table-cell office:value-type="float" office:value="27611" calcext:value-type="float">
            <text:p>27611</text:p>
          </table:table-cell>
          <table:table-cell office:value-type="float" office:value="25907" calcext:value-type="float">
            <text:p>25907</text:p>
          </table:table-cell>
          <table:table-cell office:value-type="float" office:value="63839133" calcext:value-type="float">
            <text:p>63839133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min#papi.UOPS_RETIRED:RETIRE_SLOTS</text:p>
          </table:table-cell>
          <table:table-cell office:value-type="float" office:value="22130" calcext:value-type="float">
            <text:p>22130</text:p>
          </table:table-cell>
          <table:table-cell office:value-type="float" office:value="21371" calcext:value-type="float">
            <text:p>21371</text:p>
          </table:table-cell>
          <table:table-cell office:value-type="float" office:value="23120" calcext:value-type="float">
            <text:p>23120</text:p>
          </table:table-cell>
          <table:table-cell office:value-type="float" office:value="23101" calcext:value-type="float">
            <text:p>23101</text:p>
          </table:table-cell>
          <table:table-cell office:value-type="float" office:value="61937392" calcext:value-type="float">
            <text:p>6193739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ath</text:p>
          </table:table-cell>
          <table:table-cell office:value-type="string" calcext:value-type="string">
            <text:p>main/cycleFinalize/CycleFinalize/PrintSummary/ScalarFluxSum/MPI_Allreduce</text:p>
          </table:table-cell>
          <table:table-cell office:value-type="string" calcext:value-type="string">
            <text:p>main/initMC/initMesh</text:p>
          </table:table-cell>
          <table:table-cell office:value-type="string" calcext:value-type="string">
            <text:p>main/initMC/initTallies</text:p>
          </table:table-cell>
          <table:table-cell office:value-type="string" calcext:value-type="string">
            <text:p>main/initMC/initMesh/buildMeshPartition/buildCellIndexMap</text:p>
          </table:table-cell>
          <table:table-cell office:value-type="string" calcext:value-type="string">
            <text:p>main/initMC/initMesh/consistencyCheck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sum#papi.CPU_CLK_THREAD_UNHALTED:THREAD_P</text:p>
          </table:table-cell>
          <table:table-cell office:value-type="float" office:value="282046" calcext:value-type="float">
            <text:p>282046</text:p>
          </table:table-cell>
          <table:table-cell office:value-type="float" office:value="26096461" calcext:value-type="float">
            <text:p>26096461</text:p>
          </table:table-cell>
          <table:table-cell office:value-type="float" office:value="102279" calcext:value-type="float">
            <text:p>102279</text:p>
          </table:table-cell>
          <table:table-cell office:value-type="float" office:value="4068558" calcext:value-type="float">
            <text:p>4068558</text:p>
          </table:table-cell>
          <table:table-cell office:value-type="float" office:value="85264902" calcext:value-type="float">
            <text:p>85264902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sum#papi.IDQ_UOPS_NOT_DELIVERED:CORE</text:p>
          </table:table-cell>
          <table:table-cell office:value-type="float" office:value="37013" calcext:value-type="float">
            <text:p>37013</text:p>
          </table:table-cell>
          <table:table-cell office:value-type="float" office:value="1143269" calcext:value-type="float">
            <text:p>1143269</text:p>
          </table:table-cell>
          <table:table-cell office:value-type="float" office:value="16609" calcext:value-type="float">
            <text:p>16609</text:p>
          </table:table-cell>
          <table:table-cell office:value-type="float" office:value="519263" calcext:value-type="float">
            <text:p>519263</text:p>
          </table:table-cell>
          <table:table-cell office:value-type="float" office:value="7369792" calcext:value-type="float">
            <text:p>7369792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sum#papi.INT_MISC:RECOVERY_CYCLES</text:p>
          </table:table-cell>
          <table:table-cell office:value-type="float" office:value="1475" calcext:value-type="float">
            <text:p>1475</text:p>
          </table:table-cell>
          <table:table-cell office:value-type="float" office:value="78270" calcext:value-type="float">
            <text:p>78270</text:p>
          </table:table-cell>
          <table:table-cell office:value-type="float" office:value="1021" calcext:value-type="float">
            <text:p>1021</text:p>
          </table:table-cell>
          <table:table-cell office:value-type="float" office:value="57434" calcext:value-type="float">
            <text:p>57434</text:p>
          </table:table-cell>
          <table:table-cell office:value-type="float" office:value="329345" calcext:value-type="float">
            <text:p>329345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sum#papi.UOPS_ISSUED:ANY</text:p>
          </table:table-cell>
          <table:table-cell office:value-type="float" office:value="128808" calcext:value-type="float">
            <text:p>128808</text:p>
          </table:table-cell>
          <table:table-cell office:value-type="float" office:value="17396266" calcext:value-type="float">
            <text:p>17396266</text:p>
          </table:table-cell>
          <table:table-cell office:value-type="float" office:value="57256" calcext:value-type="float">
            <text:p>57256</text:p>
          </table:table-cell>
          <table:table-cell office:value-type="float" office:value="2500078" calcext:value-type="float">
            <text:p>2500078</text:p>
          </table:table-cell>
          <table:table-cell office:value-type="float" office:value="63839133" calcext:value-type="float">
            <text:p>63839133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sum#papi.UOPS_RETIRED:RETIRE_SLOTS</text:p>
          </table:table-cell>
          <table:table-cell office:value-type="float" office:value="115551" calcext:value-type="float">
            <text:p>115551</text:p>
          </table:table-cell>
          <table:table-cell office:value-type="float" office:value="15736713" calcext:value-type="float">
            <text:p>15736713</text:p>
          </table:table-cell>
          <table:table-cell office:value-type="float" office:value="47164" calcext:value-type="float">
            <text:p>47164</text:p>
          </table:table-cell>
          <table:table-cell office:value-type="float" office:value="1616948" calcext:value-type="float">
            <text:p>1616948</text:p>
          </table:table-cell>
          <table:table-cell office:value-type="float" office:value="61937392" calcext:value-type="float">
            <text:p>61937392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topdown.backend_bound</text:p>
          </table:table-cell>
          <table:table-cell table:style-name="ce9" office:value-type="float" office:value="0.84779" calcext:value-type="float">
            <text:p>0.84779</text:p>
          </table:table-cell>
          <table:table-cell table:style-name="ce9" office:value-type="float" office:value="0.819395" calcext:value-type="float">
            <text:p>0.819395</text:p>
          </table:table-cell>
          <table:table-cell table:style-name="ce9" office:value-type="float" office:value="0.80947" calcext:value-type="float">
            <text:p>0.80947</text:p>
          </table:table-cell>
          <table:table-cell table:style-name="ce9" office:value-type="float" office:value="0.800355" calcext:value-type="float">
            <text:p>0.800355</text:p>
          </table:table-cell>
          <table:table-cell table:style-name="ce9" office:value-type="float" office:value="0.78735" calcext:value-type="float">
            <text:p>0.78735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topdown.bad_speculation</text:p>
          </table:table-cell>
          <table:table-cell table:style-name="ce10" office:value-type="float" office:value="0.01698" calcext:value-type="float">
            <text:p>0.01698</text:p>
          </table:table-cell>
          <table:table-cell table:style-name="ce10" office:value-type="float" office:value="0.018898" calcext:value-type="float">
            <text:p>0.018898</text:p>
          </table:table-cell>
          <table:table-cell table:style-name="ce10" office:value-type="float" office:value="0.03465" calcext:value-type="float">
            <text:p>0.03465</text:p>
          </table:table-cell>
          <table:table-cell table:style-name="ce10" office:value-type="float" office:value="0.068382" calcext:value-type="float">
            <text:p>0.068382</text:p>
          </table:table-cell>
          <table:table-cell table:style-name="ce10" office:value-type="float" office:value="0.009439" calcext:value-type="float">
            <text:p>0.009439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topdown.frontend_bound</text:p>
          </table:table-cell>
          <table:table-cell table:style-name="ce2" office:value-type="float" office:value="0.032808" calcext:value-type="float">
            <text:p>0.032808</text:p>
          </table:table-cell>
          <table:table-cell table:style-name="ce2" office:value-type="float" office:value="0.010952" calcext:value-type="float">
            <text:p>0.010952</text:p>
          </table:table-cell>
          <table:table-cell table:style-name="ce2" office:value-type="float" office:value="0.040597" calcext:value-type="float">
            <text:p>0.040597</text:p>
          </table:table-cell>
          <table:table-cell table:style-name="ce2" office:value-type="float" office:value="0.031907" calcext:value-type="float">
            <text:p>0.031907</text:p>
          </table:table-cell>
          <table:table-cell table:style-name="ce2" office:value-type="float" office:value="0.021609" calcext:value-type="float">
            <text:p>0.021609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topdown.retiring</text:p>
          </table:table-cell>
          <table:table-cell table:style-name="ce11" office:value-type="float" office:value="0.102422" calcext:value-type="float">
            <text:p>0.102422</text:p>
          </table:table-cell>
          <table:table-cell table:style-name="ce11" office:value-type="float" office:value="0.150755" calcext:value-type="float">
            <text:p>0.150755</text:p>
          </table:table-cell>
          <table:table-cell table:style-name="ce11" office:value-type="float" office:value="0.115283" calcext:value-type="float">
            <text:p>0.115283</text:p>
          </table:table-cell>
          <table:table-cell table:style-name="ce11" office:value-type="float" office:value="0.099356" calcext:value-type="float">
            <text:p>0.099356</text:p>
          </table:table-cell>
          <table:table-cell table:style-name="ce11" office:value-type="float" office:value="0.181603" calcext:value-type="float">
            <text:p>0.181603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opdown.retiring</text:p>
          </table:table-cell>
          <table:table-cell table:number-columns-repeated="62"/>
        </table:table-row>
        <table:table-row table:style-name="ro2">
          <table:table-cell/>
          <table:table-cell table:style-name="ce3" office:value-type="string" calcext:value-type="string">
            <text:p><text:span text:style-name="T1">retiring = v_uops_retired_retire_slots.</text:span><text:span text:style-name="T2">to_double</text:span><text:span text:style-name="T3">() / slots</text:span></text:p>
          </table:table-cell>
          <table:table-cell table:number-columns-repeated="62"/>
        </table:table-row>
        <table:table-row table:style-name="ro3">
          <table:table-cell/>
          <table:table-cell table:style-name="ce4" office:value-type="string" calcext:value-type="string">
            <text:p>UOPS_RETIRED:RETIRE_SLOTS</text:p>
          </table:table-cell>
          <table:table-cell table:number-columns-repeated="62"/>
        </table:table-row>
        <table:table-row table:style-name="ro2">
          <table:table-cell/>
          <table:table-cell table:style-name="ce3" office:value-type="string" calcext:value-type="string">
            <text:p><text:span text:style-name="T1">slots = </text:span><text:span text:style-name="T2">4.0</text:span><text:span text:style-name="T3"> * v_cpu_clk_unhalted_thread_p.</text:span><text:span text:style-name="T2">to_double</text:span><text:span text:style-name="T3">();</text:span></text:p>
          </table:table-cell>
          <table:table-cell table:style-name="ce4" office:value-type="string" calcext:value-type="string">
            <text:p>CPU_CLK_THREAD_UNHALTED:THREAD_P</text:p>
          </table:table-cell>
          <table:table-cell table:style-name="ce4"/>
          <table:table-cell table:number-columns-repeated="60"/>
        </table:table-row>
        <table:table-row table:style-name="ro1">
          <table:table-cell table:number-columns-repeated="2"/>
          <table:table-cell table:style-name="ce12" table:formula="of:=[.C32]/(4*[.C28])" office:value-type="float" office:value="0.102422122632478" calcext:value-type="float">
            <text:p>0.102422</text:p>
          </table:table-cell>
          <table:table-cell table:style-name="ce12" table:formula="of:=[.D32]/(4*[.D28])" office:value-type="float" office:value="0.150755240336994" calcext:value-type="float">
            <text:p>0.150755</text:p>
          </table:table-cell>
          <table:table-cell table:style-name="ce12" table:formula="of:=[.E32]/(4*[.E28])" office:value-type="float" office:value="0.115282707105075" calcext:value-type="float">
            <text:p>0.115283</text:p>
          </table:table-cell>
          <table:table-cell table:style-name="ce12" table:formula="of:=[.F32]/(4*[.F28])" office:value-type="float" office:value="0.0993563321451974" calcext:value-type="float">
            <text:p>0.099356</text:p>
          </table:table-cell>
          <table:table-cell table:style-name="ce12" table:formula="of:=[.G32]/(4*[.G28])" office:value-type="float" office:value="0.181602835830387" calcext:value-type="float">
            <text:p>0.181603</text:p>
          </table:table-cell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topdown.frontend_bound</text:p>
          </table:table-cell>
          <table:table-cell table:style-name="ce13" table:formula="of:=[.C29]/(4*[.C28])" office:value-type="float" office:value="0.032807591669444" calcext:value-type="float">
            <text:p>0.032808</text:p>
          </table:table-cell>
          <table:table-cell table:style-name="ce13" table:formula="of:=[.D29]/(4*[.D28])" office:value-type="float" office:value="0.0109523375602539" calcext:value-type="float">
            <text:p>0.010952</text:p>
          </table:table-cell>
          <table:table-cell table:style-name="ce13" table:formula="of:=[.E29]/(4*[.E28])" office:value-type="float" office:value="0.040597287810792" calcext:value-type="float">
            <text:p>0.040597</text:p>
          </table:table-cell>
          <table:table-cell table:style-name="ce13" table:formula="of:=[.F29]/(4*[.F28])" office:value-type="float" office:value="0.0319070663365251" calcext:value-type="float">
            <text:p>0.031907</text:p>
          </table:table-cell>
          <table:table-cell table:style-name="ce13" table:formula="of:=[.G29]/(4*[.G28])" office:value-type="float" office:value="0.0216085160104916" calcext:value-type="float">
            <text:p>0.02160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https://github.com/LLNL/Caliper/blob/master/src/services/topdown/IntelTopdown.cpp#L154</text:p>
          </table:table-cell>
          <table:table-cell table:number-columns-repeated="62"/>
        </table:table-row>
        <table:table-row table:style-name="ro2">
          <table:table-cell/>
          <table:table-cell table:style-name="ce5" office:value-type="string" calcext:value-type="string">
            <text:p><text:span text:style-name="T1">frontend_bound = v_idq_uops_not_delivered_core.</text:span><text:span text:style-name="T2">to_double</text:span><text:span text:style-name="T3">() / slots;</text:span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opdown.bad_speculation</text:p>
          </table:table-cell>
          <table:table-cell table:style-name="ce14" table:formula="of:=([.C31]-[.C32]+4*[.C30])/(4*[.C28])" office:value-type="float" office:value="0.0169803861781412" calcext:value-type="float">
            <text:p>0.01698</text:p>
          </table:table-cell>
          <table:table-cell table:style-name="ce17" table:formula="of:=([.D31]-[.D32]+4*[.D30])/(4*[.D28])" office:value-type="float" office:value="0.0188975144943983" calcext:value-type="float">
            <text:p>0.018898</text:p>
          </table:table-cell>
          <table:table-cell table:style-name="ce17" table:formula="of:=([.E31]-[.E32]+4*[.E30])/(4*[.E28])" office:value-type="float" office:value="0.0346503192248653" calcext:value-type="float">
            <text:p>0.034650</text:p>
          </table:table-cell>
          <table:table-cell table:style-name="ce17" table:formula="of:=([.F31]-[.F32]+4*[.F30])/(4*[.F28])" office:value-type="float" office:value="0.0683820901656066" calcext:value-type="float">
            <text:p>0.068382</text:p>
          </table:table-cell>
          <table:table-cell table:style-name="ce17" table:formula="of:=([.G31]-[.G32]+4*[.G30])/(4*[.G28])" office:value-type="float" office:value="0.00943858763832274" calcext:value-type="float">
            <text:p>0.00943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https://github.com/LLNL/Caliper/blob/master/src/services/topdown/IntelTopdown.cpp#L15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ad_speculation =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s text:c="12"/>(v_uops_issued_any.to_doubl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s text:c="16"/>- v_uops_retired_retire_slots.to_doubl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s text:c="16"/>+ 4.0 * v_int_misc_recovery_cycles.to_double()) / slots;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opdown.backend_bound</text:p>
          </table:table-cell>
          <table:table-cell table:style-name="ce15" table:formula="of:=1-[.C42]-[.C43]-[.C47]" office:value-type="float" office:value="0.847789899519936" calcext:value-type="float">
            <text:p>0.84779</text:p>
          </table:table-cell>
          <table:table-cell table:style-name="ce15" table:formula="of:=1-[.D42]-[.D43]-[.D47]" office:value-type="float" office:value="0.819394907608353" calcext:value-type="float">
            <text:p>0.81939</text:p>
          </table:table-cell>
          <table:table-cell table:style-name="ce15" table:formula="of:=1-[.E42]-[.E43]-[.E47]" office:value-type="float" office:value="0.809469685859267" calcext:value-type="float">
            <text:p>0.80947</text:p>
          </table:table-cell>
          <table:table-cell table:style-name="ce15" table:formula="of:=1-[.F42]-[.F43]-[.F47]" office:value-type="float" office:value="0.800354511352671" calcext:value-type="float">
            <text:p>0.80035</text:p>
          </table:table-cell>
          <table:table-cell table:style-name="ce15" table:formula="of:=1-[.G42]-[.G43]-[.G47]" office:value-type="float" office:value="0.787350060520799" calcext:value-type="float">
            <text:p>0.78735</text:p>
          </table:table-cell>
          <table:table-cell table:number-columns-repeated="57"/>
        </table:table-row>
        <table:table-row table:style-name="ro1">
          <table:table-cell/>
          <table:table-cell table:style-name="ce6" office:value-type="string" calcext:value-type="string">
            <text:p>https://github.com/LLNL/Caliper/blob/master/src/services/topdown/IntelTopdown.cpp#L155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ackend_bound =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s text:c="12"/>1.0 - (retiring + bad_speculation + frontend_bound);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OTAL</text:p>
          </table:table-cell>
          <table:table-cell table:style-name="ce16" table:formula="of:=[.C54]+[.C47]+[.C43]+[.C42]" office:value-type="percentage" office:value="1" calcext:value-type="percentage">
            <text:p>100%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8" office:value-type="string" calcext:value-type="string">
            <text:p>_LIKWID_ Group TMA: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ormulas: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otal Slots = 4*CPU_CLK_UNHALTED_COR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lots Retired = UOPS_RETIRED_RETIRE_SLO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etch Bubbles = IDQ_UOPS_NOT_DELIVERED_COR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covery Bubbles = 4*INT_MISC_RECOVERY_CYCLES</text:p>
          </table:table-cell>
          <table:table-cell table:number-columns-repeated="62"/>
        </table:table-row>
        <table:table-row table:style-name="ro1">
          <table:table-cell/>
          <table:table-cell table:style-name="ce26" office:value-type="string" calcext:value-type="string">
            <text:p>Front End [%] = IDQ_UOPS_NOT_DELIVERED_CORE/(4*CPU_CLK_UNHALTED_CORE)*1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peculation [%] = (UOPS_ISSUED_ANY-UOPS_RETIRED_RETIRE_SLOTS+(4*INT_MISC_RECOVERY_CYCLES))/(4*CPU_CLK_UNHALTED_CORE)*1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tiring [%] = UOPS_RETIRED_RETIRE_SLOTS/(4*CPU_CLK_UNHALTED_CORE)*1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ack End [%] = (1-((IDQ_UOPS_NOT_DELIVERED_CORE+UOPS_ISSUED_ANY+(4*INT_MISC_RECOVERY_CYCLES))/(4*CPU_CLK_UNHALTED_CORE)))*100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6:22:37.908158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4-22T16:24:33.346249362</dc:date>
    <meta:editing-duration>P6DT16M20S</meta:editing-duration>
    <meta:editing-cycles>18</meta:editing-cycles>
    <meta:generator>LibreOffice/6.4.1.2$MacOSX_X86_64 LibreOffice_project/4d224e95b98b138af42a64d84056446d09082932</meta:generator>
    <meta:document-statistic meta:table-count="1" meta:cell-count="372" meta:object-count="0"/>
  </office:meta>
</office:document-meta>
</file>